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fill-color="#ffffff" fo:min-height="2.927cm"/>
    </style:style>
    <style:style style:name="pr8" style:family="presentation" style:parent-style-name="Default-outline1">
      <style:graphic-properties draw:fill-color="#ffffff" fo:min-height="14.016cm"/>
    </style:style>
    <style:style style:name="pr9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text:enable-numbering="false" fo:text-indent="-0.6cm"/>
    </style:style>
    <style:style style:name="P6" style:family="paragraph">
      <style:paragraph-properties fo:margin-left="4.8cm" fo:margin-right="0cm" text:enable-numbering="false" fo:text-indent="-0.6cm"/>
    </style:style>
    <style:style style:name="P7" style:family="paragraph">
      <style:paragraph-properties fo:margin-left="6cm" fo:margin-right="0cm" text:enable-numbering="false" fo:text-indent="-0.6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3.6cm" fo:margin-right="0cm" fo:text-indent="-0.6cm"/>
    </style:style>
    <style:style style:name="T1" style:family="text">
      <style:text-properties fo:color="#ffff00"/>
    </style:style>
    <style:style style:name="T2" style:family="text">
      <style:text-properties fo:color="#23ff23" fo:font-size="24pt" style:font-size-asian="24pt" style:font-size-complex="24pt"/>
    </style:style>
    <style:style style:name="T3" style:family="text">
      <style:text-properties fo:color="#23ff23"/>
    </style:style>
    <style:style style:name="T4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xxxx: §</presentation:footer-decl>
      <presentation:footer-decl presentation:name="ftr2">CMPTxxxx</presentation:footer-decl>
      <presentation:date-time-decl presentation:name="dtd1" presentation:source="fixed">20 Apr 2005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Iterators and Collection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7 April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Generic linked lists</text:p>
          </draw:text-box>
        </draw:frame>
        <draw:frame presentation:style-name="pr5" draw:text-style-name="P3" draw:layer="layout" svg:width="25.199cm" svg:height="14.493cm" svg:x="1.4cm" svg:y="4.507cm" presentation:class="outline" presentation:user-transformed="true">
          <draw:text-box>
            <text:list text:style-name="L3">
              <text:list-item>
                <text:p text:style-name="P3">Combine the concepts of <text:span text:style-name="T1">generics</text:span> and<text:span text:style-name="T1"> linked lists</text:span></text:p>
              </text:list-item>
            </text:list>
            <text:list text:style-name="L3">
              <text:list-item>
                <text:list>
                  <text:list-item>
                    <text:p text:style-name="P4">Define node class as <text:span text:style-name="T1">inner</text:span> cla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ach node has a <text:span text:style-name="T1">link</text:span> to next node as well 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ata</text:span> is of generic type <text:span text:style-name="T1">T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public class LinkedList&lt;T&gt;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2">private class Node&lt;T&gt;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2">private T data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2">private Node&lt;T&gt; next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2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ee Savitch, p.800 LinkedList3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 text:style-name="P1">Collection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 text:style-name="P3">A <text:span text:style-name="T1">collection</text:span> is an object that holds other objects</text:p>
              </text:list-item>
            </text:list>
            <text:list text:style-name="L3">
              <text:list-item>
                <text:list>
                  <text:list-item>
                    <text:p text:style-name="P4">Java <text:span text:style-name="T1">interface</text:span>: <text:span text:style-name="T3">Collection&lt;T&gt;</text:span> (java.util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ust implement: <text:span text:style-name="T3">isEmpty</text:span>(), <text:span text:style-name="T3">size</text:span>(), <text:span text:style-name="T3">contains</text:span>(), <text:span text:style-name="T3">containsAll</text:span>(), <text:span text:style-name="T3">toArray</text:span>(), <text:span text:style-name="T3">iterator</text:span>(), etc.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3">toArray</text:span>(): convert to a regular <text:span text:style-name="T1">array</text:span> of objects</text:p>
              </text:list-item>
            </text:list>
            <text:list text:style-name="L3">
              <text:list-item>
                <text:p text:style-name="P3"><text:span text:style-name="T3">containsAll</text:span>(<text:span text:style-name="T3">Collection&lt;?&gt;</text:span> c): check if <text:span text:style-name="T1">subset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wildcard</text:span>: <text:span text:style-name="T3">ArrayList&lt;?&gt;</text:span>: type can be anyth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3">ArrayList&lt;? extends String&gt;</text:span>: type must subclass St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Optional</text:span> (empty bodies): <text:span text:style-name="T3">add</text:span>(), <text:span text:style-name="T3">remove</text:span>(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 text:style-name="P1">Sub-interfaces of Collection&lt;T&gt;</text:p>
          </draw:text-box>
        </draw:frame>
        <draw:frame presentation:style-name="pr8" draw:layer="layout" svg:width="25.199cm" svg:height="14.825cm" svg:x="1.4cm" svg:y="4.507cm" presentation:class="outline" presentation:user-transformed="true">
          <draw:text-box>
            <text:list text:style-name="L3">
              <text:list-item>
                <text:p text:style-name="P3">Any <text:span text:style-name="T1">class</text:span> that implements <text:span text:style-name="T3">Collection&lt;T&gt;</text:span> can use a <text:span text:style-name="T1">for-each</text:span> loop: <text:span text:style-name="T3">for (item : collection)</text:span> ...</text:p>
              </text:list-item>
            </text:list>
            <text:list text:style-name="L3">
              <text:list-item>
                <text:p text:style-name="P3">The <text:span text:style-name="T4">interface</text:span> <text:span text:style-name="T3">Set&lt;T&gt;</text:span> extends <text:span text:style-name="T3">Collection&lt;T&gt;</text:span>:</text:p>
              </text:list-item>
            </text:list>
            <text:list text:style-name="L3">
              <text:list-item>
                <text:list>
                  <text:list-item>
                    <text:p text:style-name="P4">no <text:span text:style-name="T1">duplicates</text:span> allowed; <text:span text:style-name="T1">order</text:span> not important</text:p>
                  </text:list-item>
                </text:list>
              </text:list-item>
            </text:list>
            <text:list text:style-name="L3">
              <text:list-item>
                <text:p text:style-name="P3">The <text:span text:style-name="T4">interface</text:span> <text:span text:style-name="T3">List&lt;T&gt;</text:span> extends <text:span text:style-name="T3">Collection&lt;T&gt;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uplicates</text:span> allowed; <text:span text:style-name="T1">order</text:span> preserved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Abstract classes</text:span> implement these interface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AbstractCollection&lt;T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AbstractSet&lt;T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AbstractList&lt;T&gt;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 text:style-name="P1">Concrete Collection classe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Concrete</text:span> classes that implement these interface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HashSet&lt;T&gt;</text:span> <text:span text:style-name="T1">extends</text:span> AbstractSet&lt;T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hence <text:span text:style-name="T1">implements</text:span> Set&lt;T&gt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hence <text:span text:style-name="T1">implements</text:span> Collection&lt;T&gt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ArrayList&lt;T&gt;</text:span> <text:span text:style-name="T1">extends</text:span> AbstractList&lt;T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hence <text:span text:style-name="T1">implements</text:span> List&lt;T&gt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Vector&lt;T&gt;</text:span> <text:span text:style-name="T1">extends</text:span> AbstractList&lt;T&gt; (simila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LinkedList&lt;T&gt;</text:span> <text:span text:style-name="T1">extends</text:span> AbstractSequentialList&lt;T&gt;,<text:line-break/>which extends AbstractList&lt;T&gt;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 text:style-name="P1">Iterator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 text:style-name="P3">An <text:span text:style-name="T1">iterator</text:span> is an object that steps through each element in a collection</text:p>
              </text:list-item>
            </text:list>
            <text:list text:style-name="L3">
              <text:list-item>
                <text:list>
                  <text:list-item>
                    <text:p text:style-name="P4">it is not the <text:span text:style-name="T1">collection</text:span> object itself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3">Iterator&lt;T&gt;</text:span> <text:span text:style-name="T1">interface</text:span> (also in java.util)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public T next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Get <text:span text:style-name="T1">next object</text:span> in the collection, or throw <text:span text:style-name="T3">NoSuchElementExcep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public boolean hasNext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Optional</text:span>: <text:span text:style-name="T3">public void remove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Remove</text:span> the object last returned by next(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Sean Ho</meta:initial-creator>
    <meta:creation-date>2008-04-07T15:25:07</meta:creation-date>
    <dc:creator>Sean Ho</dc:creator>
    <dc:date>2008-04-07T15:55:45</dc:date>
    <dc:language>en-US</dc:language>
    <meta:editing-cycles>6</meta:editing-cycles>
    <meta:editing-duration>PT30M51S</meta:editing-duration>
    <meta:user-defined meta:name="Info 1"/>
    <meta:user-defined meta:name="Info 2"/>
    <meta:user-defined meta:name="Info 3"/>
    <meta:user-defined meta:name="Info 4"/>
    <meta:document-statistic meta:object-count="181"/>
  </office:meta>
</office:document-meta>
</file>